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3年(西元1984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315940.52777646" calcext:value-type="float">
            <text:p><text:s/>1,315,941 <text:s/></text:p>
          </table:table-cell>
          <table:table-cell table:style-name="ce41" office:value-type="float" office:value="70380.2132733523" calcext:value-type="float">
            <text:p><text:s/>70,380 <text:s/></text:p>
          </table:table-cell>
          <table:table-cell table:style-name="ce41" office:value-type="float" office:value="1245560.31450311" calcext:value-type="float">
            <text:p><text:s/>1,245,560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5184772.64666667" calcext:value-type="float">
            <text:p><text:s/>5,184,773 <text:s/></text:p>
          </table:table-cell>
          <table:table-cell table:style-name="ce42" office:value-type="float" office:value="2070596.44" calcext:value-type="float">
            <text:p><text:s/>2,070,596 <text:s/></text:p>
          </table:table-cell>
          <table:table-cell table:style-name="ce42" office:value-type="float" office:value="3100215.09555556" calcext:value-type="float">
            <text:p><text:s/>3,100,2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961.1111111111" calcext:value-type="float">
            <text:p><text:s/>13,9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8989.55555555555" calcext:value-type="float">
            <text:p><text:s/>8,9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8989.55555555555" calcext:value-type="float">
            <text:p><text:s/>8,99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561330.321823538" calcext:value-type="float">
            <text:p><text:s/>-561,330 <text:s/></text:p>
          </table:table-cell>
          <table:table-cell table:style-name="ce42" office:value-type="float" office:value="282987.215495574" calcext:value-type="float">
            <text:p><text:s/>282,987 <text:s/></text:p>
          </table:table-cell>
          <table:table-cell table:style-name="ce42" office:value-type="float" office:value="-862221.363274668" calcext:value-type="float">
            <text:p><text:s/>-862,2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903.8259555555" calcext:value-type="float">
            <text:p><text:s/>17,90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7053053.94071111" calcext:value-type="float">
            <text:p><text:s/>7,053,054 <text:s/></text:p>
          </table:table-cell>
          <table:table-cell table:style-name="ce43" office:value-type="float" office:value="1857989.43777778" calcext:value-type="float">
            <text:p><text:s/>1,857,989 <text:s/></text:p>
          </table:table-cell>
          <table:table-cell table:style-name="ce43" office:value-type="float" office:value="5207996.77333333" calcext:value-type="float">
            <text:p><text:s/>5,207,99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-12932.2704" calcext:value-type="float">
            <text:p><text:s/>-12,932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245.933333333332" calcext:value-type="float">
            <text:p><text:s/>-246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6272403.25795556" calcext:value-type="float">
            <text:p><text:s/>6,272,403 <text:s/></text:p>
          </table:table-cell>
          <table:table-cell table:style-name="ce42" office:value-type="float" office:value="1857989.43777778" calcext:value-type="float">
            <text:p><text:s/>1,857,989 <text:s/></text:p>
          </table:table-cell>
          <table:table-cell table:style-name="ce42" office:value-type="float" office:value="3048071.51666667" calcext:value-type="float">
            <text:p><text:s/>3,048,07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67004.41884444" calcext:value-type="float">
            <text:p><text:s/>1,167,00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870718.54888889" calcext:value-type="float">
            <text:p><text:s/>1,870,719 <text:s/></text:p>
          </table:table-cell>
          <table:table-cell table:style-name="ce42" office:value-type="float" office:value="1857989.43777778" calcext:value-type="float">
            <text:p><text:s/>1,857,98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729.1111111111" calcext:value-type="float">
            <text:p><text:s/>12,72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1154275.30773333" calcext:value-type="float">
            <text:p><text:s/>1,154,2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154275.30773333" calcext:value-type="float">
            <text:p><text:s/>1,154,27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048071.51666667" calcext:value-type="float">
            <text:p><text:s/>3,048,0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48071.51666667" calcext:value-type="float">
            <text:p><text:s/>3,048,0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99337.884666667" calcext:value-type="float">
            <text:p><text:s/>199,338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995242.95133333" calcext:value-type="float">
            <text:p><text:s/>1,995,24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468635" calcext:value-type="float">
            <text:p><text:s/>1,468,63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995242.95133333" calcext:value-type="float">
            <text:p><text:s/>1,995,24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468635" calcext:value-type="float">
            <text:p><text:s/>1,468,63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11446.314444444" calcext:value-type="float">
            <text:p><text:s/>111,4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0906.9144444445" calcext:value-type="float">
            <text:p><text:s/>90,9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652" calcext:value-type="float">
            <text:p><text:s/>8,65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3417.50888888889" calcext:value-type="float">
            <text:p><text:s/>3,4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17.50888888889" calcext:value-type="float">
            <text:p><text:s/>3,41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08028.805555556" calcext:value-type="float">
            <text:p><text:s/>108,0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7489.4055555555" calcext:value-type="float">
            <text:p><text:s/>87,4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652" calcext:value-type="float">
            <text:p><text:s/>8,65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931.618488888889" calcext:value-type="float">
            <text:p><text:s/>932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931.618488888889" calcext:value-type="float">
            <text:p><text:s/>932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663761.63448889" calcext:value-type="float">
            <text:p><text:s/>2,663,76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069018.34222222" calcext:value-type="float">
            <text:p><text:s/>2,069,018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79114.692266667" calcext:value-type="float">
            <text:p><text:s/>279,115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663761.63448889" calcext:value-type="float">
            <text:p><text:s/>2,663,76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069018.34222222" calcext:value-type="float">
            <text:p><text:s/>2,069,018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79114.692266667" calcext:value-type="float">
            <text:p><text:s/>279,115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557785.2856" calcext:value-type="float">
            <text:p><text:s/>2,557,7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68295.41555556" calcext:value-type="float">
            <text:p><text:s/>1,968,29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8681.470044444" calcext:value-type="float">
            <text:p><text:s/>278,68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29416.6822222222" calcext:value-type="float">
            <text:p><text:s/>29,4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139.7933333333" calcext:value-type="float">
            <text:p><text:s/>29,1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6.888888888889" calcext:value-type="float">
            <text:p><text:s/>27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2560.3133333333" calcext:value-type="float">
            <text:p><text:s/>12,56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011.6911111111" calcext:value-type="float">
            <text:p><text:s/>10,0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25.55555555556" calcext:value-type="float">
            <text:p><text:s/>2,32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7591.55555555556" calcext:value-type="float">
            <text:p><text:s/>7,5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591.55555555556" calcext:value-type="float">
            <text:p><text:s/>7,5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100.784444444444" calcext:value-type="float">
            <text:p><text:s/>10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0.784444444444" calcext:value-type="float">
            <text:p><text:s/>10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75708.7933333333" calcext:value-type="float">
            <text:p><text:s/>75,7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5708.7933333333" calcext:value-type="float">
            <text:p><text:s/>75,7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47086.81" calcext:value-type="float">
            <text:p><text:s/>247,0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4111.81" calcext:value-type="float">
            <text:p><text:s/>244,1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75" calcext:value-type="float">
            <text:p><text:s/>2,97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32218.4488888889" calcext:value-type="float">
            <text:p><text:s/>32,2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243.4488888889" calcext:value-type="float">
            <text:p><text:s/>29,2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75" calcext:value-type="float">
            <text:p><text:s/>2,97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2216.1155555556" calcext:value-type="float">
            <text:p>( 32,216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9243.4488888889" calcext:value-type="float">
            <text:p>( 29,243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2972.66666666667" calcext:value-type="float">
            <text:p>( 2,973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2.33333333333333" calcext:value-type="float">
            <text:p>( 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45" office:value-type="float" office:value="2.33333333333333" calcext:value-type="float">
            <text:p>( 2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142799.418888889" calcext:value-type="float">
            <text:p><text:s/>142,79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2799.418888889" calcext:value-type="float">
            <text:p><text:s/>142,79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60250.33" calcext:value-type="float">
            <text:p><text:s/>60,2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250.33" calcext:value-type="float">
            <text:p><text:s/>60,2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1818.6122222222" calcext:value-type="float">
            <text:p><text:s/>11,819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1818.6122222222" calcext:value-type="float">
            <text:p><text:s/>11,819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428.555555555556" calcext:value-type="float">
            <text:p><text:s/>42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28.555555555556" calcext:value-type="float">
            <text:p><text:s/>42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4181.24555555556" calcext:value-type="float">
            <text:p><text:s/>4,1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81.24555555556" calcext:value-type="float">
            <text:p><text:s/>4,18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73.1111111111111" calcext:value-type="float">
            <text:p><text:s/>73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46" office:value-type="float" office:value="73.1111111111111" calcext:value-type="float">
            <text:p><text:s/>73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607329.53111111" calcext:value-type="float">
            <text:p><text:s/>1,607,3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88280.97555556" calcext:value-type="float">
            <text:p><text:s/>1,588,2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048.5555555556" calcext:value-type="float">
            <text:p><text:s/>19,04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333134.3" calcext:value-type="float">
            <text:p><text:s/>1,333,1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33000.52222222" calcext:value-type="float">
            <text:p><text:s/>1,333,00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3.777777777778" calcext:value-type="float">
            <text:p><text:s/>13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74195.231111111" calcext:value-type="float">
            <text:p><text:s/>274,1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5280.453333333" calcext:value-type="float">
            <text:p><text:s/>255,2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914.7777777778" calcext:value-type="float">
            <text:p><text:s/>18,91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37262.557822222" calcext:value-type="float">
            <text:p><text:s/>537,2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318.64333333333" calcext:value-type="float">
            <text:p><text:s/>8,3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8358.581155556" calcext:value-type="float">
            <text:p><text:s/>218,35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534373.891155556" calcext:value-type="float">
            <text:p><text:s/>534,3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318.64333333333" calcext:value-type="float">
            <text:p><text:s/>8,3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5469.914488889" calcext:value-type="float">
            <text:p><text:s/>215,47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888.66666666667" calcext:value-type="float">
            <text:p><text:s/>2,88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888.66666666667" calcext:value-type="float">
            <text:p><text:s/>2,88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0237" calcext:value-type="float">
            <text:p><text:s/>20,2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0237" calcext:value-type="float">
            <text:p><text:s/>20,23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5030.5677777778" calcext:value-type="float">
            <text:p><text:s/>15,031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850.123333333333" calcext:value-type="float">
            <text:p><text:s/>850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4180.4444444444" calcext:value-type="float">
            <text:p><text:s/>14,180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315.777777777778" calcext:value-type="float">
            <text:p><text:s/>31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15.777777777778" calcext:value-type="float">
            <text:p><text:s/>31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458.111111111111" calcext:value-type="float">
            <text:p><text:s/>4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58.111111111111" calcext:value-type="float">
            <text:p><text:s/>45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3.88888888888889" calcext:value-type="float">
            <text:p><text:s/>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.88888888888889" calcext:value-type="float">
            <text:p><text:s/>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591.605555555556" calcext:value-type="float">
            <text:p><text:s/>5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9.605555555556" calcext:value-type="float">
            <text:p><text:s/>2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2" calcext:value-type="float">
            <text:p><text:s/>39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591.605555555556" calcext:value-type="float">
            <text:p><text:s/>5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9.605555555556" calcext:value-type="float">
            <text:p><text:s/>2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2" calcext:value-type="float">
            <text:p><text:s/>39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00598.966666667" calcext:value-type="float">
            <text:p><text:s/>100,59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0293.611111111" calcext:value-type="float">
            <text:p><text:s/>100,2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1.2222222222222" calcext:value-type="float">
            <text:p><text:s/>4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95.533333333333" calcext:value-type="float">
            <text:p><text:s/>19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36.5555555555555" calcext:value-type="float">
            <text:p><text:s/>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6.5555555555555" calcext:value-type="float">
            <text:p><text:s/>3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1775.1333333333" calcext:value-type="float">
            <text:p><text:s/>31,7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766.7333333333" calcext:value-type="float">
            <text:p><text:s/>31,7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8591.7444444444" calcext:value-type="float">
            <text:p><text:s/>68,59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8526.8777777778" calcext:value-type="float">
            <text:p><text:s/>68,52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4.66666666666667" calcext:value-type="float">
            <text:p><text:s/>5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4785.77666666667" calcext:value-type="float">
            <text:p><text:s/>4,78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29.71" calcext:value-type="float">
            <text:p><text:s/>230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634909.411" calcext:value-type="float">
            <text:p><text:s/>12,634,9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634909.411" calcext:value-type="float">
            <text:p><text:s/>12,634,9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2634909.411" calcext:value-type="float">
            <text:p><text:s/>12,634,9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634909.411" calcext:value-type="float">
            <text:p><text:s/>12,634,9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3年(西元1984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135968" calcext:value-type="float">
            <text:p><text:s/>135,968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504013.8613333" calcext:value-type="float">
            <text:p><text:s/>22,504,014 <text:s/></text:p>
          </table:table-cell>
          <table:table-cell table:style-name="ce42" office:value-type="float" office:value="20420497" calcext:value-type="float">
            <text:p><text:s/>20,420,49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5485.961333333" calcext:value-type="float">
            <text:p><text:s/>455,48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70010.55269336" calcext:value-type="float">
            <text:p><text:s/>1,770,01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8560.622222222" calcext:value-type="float">
            <text:p><text:s/>578,5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7694.24" calcext:value-type="float">
            <text:p><text:s/>307,69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84894.37279995" calcext:value-type="float">
            <text:p><text:s/>1,084,894 <text:s/></text:p>
          </table:table-cell>
          <table:table-cell table:style-name="ce42" office:value-type="float" office:value="363371" calcext:value-type="float">
            <text:p><text:s/>363,37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95.8293333334" calcext:value-type="float">
            <text:p><text:s/>3,69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8898822.0736178" calcext:value-type="float">
            <text:p><text:s/>18,898,822 <text:s/></text:p>
          </table:table-cell>
          <table:table-cell table:style-name="ce43" office:value-type="float" office:value="20193094" calcext:value-type="float">
            <text:p><text:s/>20,193,094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51790.132" calcext:value-type="float">
            <text:p><text:s/>451,79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48117.2177094" calcext:value-type="float">
            <text:p><text:s/>2,548,1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57.776" calcext:value-type="float">
            <text:p><text:s/>3,95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245.933333333332" calcext:value-type="float">
            <text:p><text:s/>-246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54461.4" calcext:value-type="float">
            <text:p><text:s/>54,461 <text:s/></text:p>
          </table:table-cell>
          <table:table-cell table:style-name="ce42" office:value-type="float" office:value="144876.484666667" calcext:value-type="float">
            <text:p><text:s/>144,8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611932.9222222" calcext:value-type="float">
            <text:p><text:s/>22,611,933 <text:s/></text:p>
          </table:table-cell>
          <table:table-cell table:style-name="ce42" office:value-type="float" office:value="20193094" calcext:value-type="float">
            <text:p><text:s/>20,193,0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212640.8777778" calcext:value-type="float">
            <text:p><text:s/>20,212,641 <text:s/></text:p>
          </table:table-cell>
          <table:table-cell table:style-name="ce42" office:value-type="float" office:value="20193094" calcext:value-type="float">
            <text:p><text:s/>20,193,0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99292.04444444" calcext:value-type="float">
            <text:p><text:s/>2,399,2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54461.4" calcext:value-type="float">
            <text:p><text:s/>54,461 <text:s/></text:p>
          </table:table-cell>
          <table:table-cell table:style-name="ce43" office:value-type="float" office:value="144876.484666667" calcext:value-type="float">
            <text:p><text:s/>144,87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81731.466666667" calcext:value-type="float">
            <text:p><text:s/>381,731 <text:s/></text:p>
          </table:table-cell>
          <table:table-cell table:style-name="ce42" office:value-type="float" office:value="144876.484666667" calcext:value-type="float">
            <text:p><text:s/>144,8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617804.7149665" calcext:value-type="float">
            <text:p><text:s/>22,617,80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32334" calcext:value-type="float">
            <text:p><text:s/>932,334 <text:s/></text:p>
          </table:table-cell>
          <table:table-cell table:style-name="ce42" office:value-type="float" office:value="649917.065333333" calcext:value-type="float">
            <text:p><text:s/>649,91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81731.466666667" calcext:value-type="float">
            <text:p><text:s/>381,731 <text:s/></text:p>
          </table:table-cell>
          <table:table-cell table:style-name="ce42" office:value-type="float" office:value="144876.484666667" calcext:value-type="float">
            <text:p><text:s/>144,8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056381.0782838" calcext:value-type="float">
            <text:p><text:s/>21,056,38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32334" calcext:value-type="float">
            <text:p><text:s/>932,334 <text:s/></text:p>
          </table:table-cell>
          <table:table-cell table:style-name="ce42" office:value-type="float" office:value="496846.644650667" calcext:value-type="float">
            <text:p><text:s/>496,84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561423.63668267" calcext:value-type="float">
            <text:p><text:s/>1,561,42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53070.420682667" calcext:value-type="float">
            <text:p><text:s/>153,07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1887.4" calcext:value-type="float">
            <text:p><text:s/>11,88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69660.04222222" calcext:value-type="float">
            <text:p><text:s/>2,169,66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32334" calcext:value-type="float">
            <text:p><text:s/>932,334 <text:s/></text:p>
          </table:table-cell>
          <table:table-cell table:style-name="ce42" office:value-type="float" office:value="50817.6533333333" calcext:value-type="float">
            <text:p><text:s/>50,81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1.022222222222" calcext:value-type="float">
            <text:p><text:s/>35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1887.4" calcext:value-type="float">
            <text:p><text:s/>11,88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6000.088888889" calcext:value-type="float">
            <text:p><text:s/>186,00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92222222222222" calcext:value-type="float">
            <text:p><text:s/>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77417.79777778" calcext:value-type="float">
            <text:p><text:s/>1,977,41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32334" calcext:value-type="float">
            <text:p><text:s/>932,334 <text:s/></text:p>
          </table:table-cell>
          <table:table-cell table:style-name="ce42" office:value-type="float" office:value="50817.6533333333" calcext:value-type="float">
            <text:p><text:s/>50,81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87.98888888889" calcext:value-type="float">
            <text:p><text:s/>5,28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601.222222222222" calcext:value-type="float">
            <text:p><text:s/>60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15628.6" calcext:value-type="float">
            <text:p><text:s/>315,629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4186916.6064304" calcext:value-type="float">
            <text:p><text:s/>14,186,917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046931.768" calcext:value-type="float">
            <text:p><text:s/>1,046,932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15628.6" calcext:value-type="float">
            <text:p><text:s/>315,629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1194651.028" calcext:value-type="float">
            <text:p><text:s/>11,194,651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046931.768" calcext:value-type="float">
            <text:p><text:s/>1,046,9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10808.4" calcext:value-type="float">
            <text:p><text:s/>310,80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99267.37333333" calcext:value-type="float">
            <text:p><text:s/>4,199,2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5200.9066666667" calcext:value-type="float">
            <text:p><text:s/>65,2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881.5666666667" calcext:value-type="float">
            <text:p><text:s/>62,88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23.066666666667" calcext:value-type="float">
            <text:p><text:s/>22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1086.020444444" calcext:value-type="float">
            <text:p><text:s/>381,08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94.142666666667" calcext:value-type="float">
            <text:p><text:s/>59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5310.926666667" calcext:value-type="float">
            <text:p><text:s/>775,3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6.46" calcext:value-type="float">
            <text:p><text:s/>1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365.1688888889" calcext:value-type="float">
            <text:p><text:s/>29,3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2.88" calcext:value-type="float">
            <text:p><text:s/>1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86.0022222222" calcext:value-type="float">
            <text:p><text:s/>11,48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44.24666666667" calcext:value-type="float">
            <text:p><text:s/>1,2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2606.670222222" calcext:value-type="float">
            <text:p><text:s/>442,6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38133333333333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7.161777777778" calcext:value-type="float">
            <text:p><text:s/>7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6.717333333333" calcext:value-type="float">
            <text:p><text:s/>3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1547.335555556" calcext:value-type="float">
            <text:p><text:s/>531,5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67.98" calcext:value-type="float">
            <text:p><text:s/>7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9227.891111111" calcext:value-type="float">
            <text:p><text:s/>459,2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67.98" calcext:value-type="float">
            <text:p><text:s/>7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59227.891111111" calcext:value-type="float">
            <text:p>( 459,228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767.98" calcext:value-type="float">
            <text:p>( 76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72319.4444444444" calcext:value-type="float">
            <text:p><text:s/>72,319 <text:s/>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419.5853333333" calcext:value-type="float">
            <text:p><text:s/>67,4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18.052" calcext:value-type="float">
            <text:p><text:s/>1,2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634.412888889" calcext:value-type="float">
            <text:p><text:s/>119,6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0.024" calcext:value-type="float">
            <text:p><text:s/>150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434711.862222222" calcext:value-type="float">
            <text:p><text:s/>434,712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666.773333333333" calcext:value-type="float">
            <text:p><text:s/>6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4268.999555556" calcext:value-type="float">
            <text:p><text:s/>514,2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637.844" calcext:value-type="float">
            <text:p><text:s/>35,6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360.6888888889" calcext:value-type="float">
            <text:p><text:s/>51,3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2908.310666667" calcext:value-type="float">
            <text:p><text:s/>462,9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637.844" calcext:value-type="float">
            <text:p><text:s/>35,6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2526.94" calcext:value-type="float">
            <text:p>( 22,52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3911.34" calcext:value-type="float">
            <text:p>( 3,911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170431.197333333" calcext:value-type="float">
            <text:p>( 170,431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2602.79733333333" calcext:value-type="float">
            <text:p>( 2,60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310585.333333333" calcext:value-type="float">
            <text:p><text:s/>310,58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9478.021333333" calcext:value-type="float">
            <text:p><text:s/>509,4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032.788" calcext:value-type="float">
            <text:p><text:s/>4,03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310585.333333333" calcext:value-type="float">
            <text:p><text:s/>310,58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7386.685777778" calcext:value-type="float">
            <text:p><text:s/>477,3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830.37466666667" calcext:value-type="float">
            <text:p><text:s/>3,8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091.3355555556" calcext:value-type="float">
            <text:p><text:s/>32,0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2.413333333333" calcext:value-type="float">
            <text:p><text:s/>20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90.666666666667" calcext:value-type="float">
            <text:p>( 391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368.234222222" calcext:value-type="float">
            <text:p><text:s/>104,3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11.212" calcext:value-type="float">
            <text:p><text:s/>3,111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9317.2568888889" calcext:value-type="float">
            <text:p><text:s/>19,317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06.001333333333" calcext:value-type="float">
            <text:p><text:s/>3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658.988" calcext:value-type="float">
            <text:p><text:s/>42,6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71.888" calcext:value-type="float">
            <text:p><text:s/>2,8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713.2213333333" calcext:value-type="float">
            <text:p><text:s/>28,7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39.388" calcext:value-type="float">
            <text:p><text:s/>63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932.8502222222" calcext:value-type="float">
            <text:p><text:s/>31,93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302.128" calcext:value-type="float">
            <text:p><text:s/>13,30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42.51111111111" calcext:value-type="float">
            <text:p><text:s/>2,04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650.5777777778" calcext:value-type="float">
            <text:p><text:s/>89,65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31234.28222222" calcext:value-type="float">
            <text:p><text:s/>4,131,23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718.9266666667" calcext:value-type="float">
            <text:p><text:s/>51,71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19336.02222222" calcext:value-type="float">
            <text:p><text:s/>3,819,33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338.5777777778" calcext:value-type="float">
            <text:p><text:s/>45,33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4840.755555556" calcext:value-type="float">
            <text:p><text:s/>214,84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27202.955555556" calcext:value-type="float">
            <text:p><text:s/>927,20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31.5" calcext:value-type="float">
            <text:p><text:s/>10,73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16471.455555556" calcext:value-type="float">
            <text:p><text:s/>916,47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64.133333333333" calcext:value-type="float">
            <text:p><text:s/>26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5215.555555555" calcext:value-type="float">
            <text:p><text:s/>955,21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95.533333333333" calcext:value-type="float">
            <text:p><text:s/>19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615.7111111111" calcext:value-type="float">
            <text:p><text:s/>84,61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6875.8555555556" calcext:value-type="float">
            <text:p><text:s/>76,87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654.1333333333" calcext:value-type="float">
            <text:p><text:s/>11,65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025.0333333333" calcext:value-type="float">
            <text:p><text:s/>14,02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8.4" calcext:value-type="float">
            <text:p><text:s/>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6488.788888889" calcext:value-type="float">
            <text:p><text:s/>706,48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0.2" calcext:value-type="float">
            <text:p><text:s/>6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1556.0333333333" calcext:value-type="float">
            <text:p><text:s/>61,55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4556.06666666667" calcext:value-type="float">
            <text:p><text:s/>4,556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981730.861333333" calcext:value-type="float">
            <text:p><text:s/>981,731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981730.861333333" calcext:value-type="float">
            <text:p><text:s/>981,7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92265.57843043" calcext:value-type="float">
            <text:p><text:s/>2,992,26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92265.57843043" calcext:value-type="float">
            <text:p><text:s/>2,992,26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046597.04166667" calcext:value-type="float">
            <text:p>( 2,046,597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23255.782" calcext:value-type="float">
            <text:p><text:s/>9,823,2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23255.782" calcext:value-type="float">
            <text:p><text:s/>9,823,2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3年(西元1984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8176.266666667" calcext:value-type="float">
            <text:p><text:s/>308,17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629.83333333333" calcext:value-type="float">
            <text:p><text:s/>5,63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8251.5555555556" calcext:value-type="float">
            <text:p><text:s/>28,252 <text:s/></text:p>
          </table:table-cell>
          <table:table-cell table:style-name="ce42" office:value-type="float" office:value="143731.222222222" calcext:value-type="float">
            <text:p><text:s/>143,73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307694.24" calcext:value-type="float">
            <text:p><text:s/>307,69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1208.97777777778" calcext:value-type="float">
            <text:p><text:s/>-1,209 <text:s/></text:p>
          </table:table-cell>
          <table:table-cell table:style-name="ce42" office:value-type="float" office:value="307520.785" calcext:value-type="float">
            <text:p><text:s/>307,521 <text:s/></text:p>
          </table:table-cell>
          <table:table-cell table:style-name="ce42" office:value-type="float" office:value="-51226.0666666667" calcext:value-type="float">
            <text:p><text:s/>-51,2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20.833333333332" calcext:value-type="float">
            <text:p><text:s/>721 <text:s/></text:p>
          </table:table-cell>
          <table:table-cell table:style-name="ce42" office:value-type="float" office:value="-6656.09771360128" calcext:value-type="float">
            <text:p><text:s/>-6,656 <text:s/></text:p>
          </table:table-cell>
          <table:table-cell table:style-name="ce42" office:value-type="float" office:value="41809.8754913791" calcext:value-type="float">
            <text:p><text:s/>41,810 <text:s/></text:p>
          </table:table-cell>
          <table:table-cell table:style-name="ce42" office:value-type="float" office:value="0.000000000003314" calcext:value-type="float">
            <text:p><text:s/>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208.97777777778" calcext:value-type="float">
            <text:p><text:s/>1,209 <text:s/></text:p>
          </table:table-cell>
          <table:table-cell table:style-name="ce43" office:value-type="float" office:value="655.48166666657" calcext:value-type="float">
            <text:p><text:s/>655 <text:s/></text:p>
          </table:table-cell>
          <table:table-cell table:style-name="ce43" office:value-type="float" office:value="51226.0666666667" calcext:value-type="float">
            <text:p><text:s/>51,22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720.833333333332" calcext:value-type="float">
            <text:p><text:s/>-721 <text:s/></text:p>
          </table:table-cell>
          <table:table-cell table:style-name="ce43" office:value-type="float" office:value="6656.09771360128" calcext:value-type="float">
            <text:p><text:s/>6,656 <text:s/></text:p>
          </table:table-cell>
          <table:table-cell table:style-name="ce43" office:value-type="float" office:value="-377755.671046935" calcext:value-type="float">
            <text:p><text:s/>-377,756 <text:s/></text:p>
          </table:table-cell>
          <table:table-cell table:style-name="ce43" office:value-type="float" office:value="-138101.388888889" calcext:value-type="float">
            <text:p><text:s/>-138,10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20108.106666667" calcext:value-type="float">
            <text:p><text:s/>920,108 <text:s/></text:p>
          </table:table-cell>
          <table:table-cell table:style-name="ce42" office:value-type="float" office:value="124178.6" calcext:value-type="float">
            <text:p><text:s/>124,17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731.180095018" calcext:value-type="float">
            <text:p><text:s/>16,731 <text:s/></text:p>
          </table:table-cell>
          <table:table-cell table:style-name="ce42" office:value-type="float" office:value="60738.1532383154" calcext:value-type="float">
            <text:p><text:s/>60,738 <text:s/></text:p>
          </table:table-cell>
          <table:table-cell table:style-name="ce42" office:value-type="float" office:value="6815.11111111111" calcext:value-type="float">
            <text:p><text:s/>6,81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546.8777777778" calcext:value-type="float">
            <text:p><text:s/>19,5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546.8777777778" calcext:value-type="float">
            <text:p><text:s/>19,5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675.9888888889" calcext:value-type="float">
            <text:p><text:s/>21,676 <text:s/></text:p>
          </table:table-cell>
          <table:table-cell table:style-name="ce42" office:value-type="float" office:value="2966379" calcext:value-type="float">
            <text:p><text:s/>2,966,379 <text:s/></text:p>
          </table:table-cell>
          <table:table-cell table:style-name="ce42" office:value-type="float" office:value="2388912.93333333" calcext:value-type="float">
            <text:p><text:s/>2,388,9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890.8333333333" calcext:value-type="float">
            <text:p><text:s/>23,891 <text:s/></text:p>
          </table:table-cell>
          <table:table-cell table:style-name="ce42" office:value-type="float" office:value="135105.751625861" calcext:value-type="float">
            <text:p><text:s/>135,106 <text:s/></text:p>
          </table:table-cell>
          <table:table-cell table:style-name="ce42" office:value-type="float" office:value="549808.915040806" calcext:value-type="float">
            <text:p><text:s/>549,809 <text:s/></text:p>
          </table:table-cell>
          <table:table-cell table:style-name="ce42" office:value-type="float" office:value="219756.166666667" calcext:value-type="float">
            <text:p><text:s/>219,75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675.9888888889" calcext:value-type="float">
            <text:p><text:s/>21,676 <text:s/></text:p>
          </table:table-cell>
          <table:table-cell table:style-name="ce42" office:value-type="float" office:value="2966379" calcext:value-type="float">
            <text:p><text:s/>2,966,379 <text:s/></text:p>
          </table:table-cell>
          <table:table-cell table:style-name="ce42" office:value-type="float" office:value="1035268.04088889" calcext:value-type="float">
            <text:p><text:s/>1,035,2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890.8333333333" calcext:value-type="float">
            <text:p><text:s/>23,891 <text:s/></text:p>
          </table:table-cell>
          <table:table-cell table:style-name="ce42" office:value-type="float" office:value="135105.751625861" calcext:value-type="float">
            <text:p><text:s/>135,106 <text:s/></text:p>
          </table:table-cell>
          <table:table-cell table:style-name="ce42" office:value-type="float" office:value="549808.915040806" calcext:value-type="float">
            <text:p><text:s/>549,809 <text:s/></text:p>
          </table:table-cell>
          <table:table-cell table:style-name="ce42" office:value-type="float" office:value="219756.166666667" calcext:value-type="float">
            <text:p><text:s/>219,75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353644.89244444" calcext:value-type="float">
            <text:p><text:s/>1,353,645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38.08888888889" calcext:value-type="float">
            <text:p><text:s/>3,3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584.7333333333" calcext:value-type="float">
            <text:p><text:s/>11,58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.44444444444444" calcext:value-type="float">
            <text:p><text:s/>4 <text:s/></text:p>
          </table:table-cell>
          <table:table-cell table:style-name="ce42" office:value-type="float" office:value="140.722222222222" calcext:value-type="float">
            <text:p><text:s/>14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.1333333333333" calcext:value-type="float">
            <text:p><text:s/>3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.3333333333333" calcext:value-type="float">
            <text:p><text:s/>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5" calcext:value-type="float">
            <text:p><text:s/>8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38.08888888889" calcext:value-type="float">
            <text:p><text:s/>3,3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981.73333333333" calcext:value-type="float">
            <text:p><text:s/>5,98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.44444444444444" calcext:value-type="float">
            <text:p><text:s/>4 <text:s/></text:p>
          </table:table-cell>
          <table:table-cell table:style-name="ce42" office:value-type="float" office:value="38.7222222222222" calcext:value-type="float">
            <text:p><text:s/>3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71.93333333333" calcext:value-type="float">
            <text:p><text:s/>5,27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.0555555555556" calcext:value-type="float">
            <text:p><text:s/>1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36.6" calcext:value-type="float">
            <text:p><text:s/>237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046926.375" calcext:value-type="float">
            <text:p><text:s/>2,046,926 <text:s/></text:p>
          </table:table-cell>
          <table:table-cell table:style-name="ce44" office:value-type="float" office:value="2304375.66666667" calcext:value-type="float">
            <text:p><text:s/>2,304,37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3170" calcext:value-type="float">
            <text:p><text:s/>23,170 <text:s/></text:p>
          </table:table-cell>
          <table:table-cell table:style-name="ce44" office:value-type="float" office:value="125030.669244444" calcext:value-type="float">
            <text:p><text:s/>125,031 <text:s/></text:p>
          </table:table-cell>
          <table:table-cell table:style-name="ce44" office:value-type="float" office:value="111310.646311111" calcext:value-type="float">
            <text:p><text:s/>111,311 <text:s/></text:p>
          </table:table-cell>
          <table:table-cell table:style-name="ce44" office:value-type="float" office:value="74698.9444444444" calcext:value-type="float">
            <text:p><text:s/>74,69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329.333333333333" calcext:value-type="float">
            <text:p><text:s/>329 <text:s/></text:p>
          </table:table-cell>
          <table:table-cell table:style-name="ce44" office:value-type="float" office:value="2304375.66666667" calcext:value-type="float">
            <text:p><text:s/>2,304,37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3170" calcext:value-type="float">
            <text:p><text:s/>23,170 <text:s/></text:p>
          </table:table-cell>
          <table:table-cell table:style-name="ce44" office:value-type="float" office:value="125030.669244444" calcext:value-type="float">
            <text:p><text:s/>125,031 <text:s/></text:p>
          </table:table-cell>
          <table:table-cell table:style-name="ce44" office:value-type="float" office:value="111310.646311111" calcext:value-type="float">
            <text:p><text:s/>111,311 <text:s/></text:p>
          </table:table-cell>
          <table:table-cell table:style-name="ce44" office:value-type="float" office:value="74698.9444444444" calcext:value-type="float">
            <text:p><text:s/>74,6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9.333333333333" calcext:value-type="float">
            <text:p><text:s/>329 <text:s/></text:p>
          </table:table-cell>
          <table:table-cell table:style-name="ce42" office:value-type="float" office:value="19789.4666666667" calcext:value-type="float">
            <text:p><text:s/>19,7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960.11111111111" calcext:value-type="float">
            <text:p><text:s/>9,9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7.4" calcext:value-type="float">
            <text:p><text:s/>9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86.4" calcext:value-type="float">
            <text:p><text:s/>1,98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01.833333333333" calcext:value-type="float">
            <text:p><text:s/>80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2.733333333333" calcext:value-type="float">
            <text:p><text:s/>7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1.555555555556" calcext:value-type="float">
            <text:p><text:s/>2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.4666666666667" calcext:value-type="float">
            <text:p><text:s/>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.2222222222222" calcext:value-type="float">
            <text:p><text:s/>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5.333333333333" calcext:value-type="float">
            <text:p><text:s/>2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.7777777777778" calcext:value-type="float">
            <text:p><text:s/>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0" calcext:value-type="float">
            <text:p><text:s/>7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2.555555555556" calcext:value-type="float">
            <text:p><text:s/>26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.0666666666667" calcext:value-type="float">
            <text:p><text:s/>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4.2222222222222" calcext:value-type="float">
            <text:p><text:s/>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17.13333333333" calcext:value-type="float">
            <text:p><text:s/>1,1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10" calcext:value-type="float">
            <text:p><text:s/>5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7.8" calcext:value-type="float">
            <text:p><text:s/>1,04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00.555555555556" calcext:value-type="float">
            <text:p><text:s/>5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047.8" calcext:value-type="float">
            <text:p>( 1,048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00.555555555556" calcext:value-type="float">
            <text:p>( 50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69.3333333333333" calcext:value-type="float">
            <text:p><text:s/>69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9.44444444444444" calcext:value-type="float">
            <text:p><text:s/>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5.6" calcext:value-type="float">
            <text:p><text:s/>4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5.222222222222" calcext:value-type="float">
            <text:p><text:s/>1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8.2" calcext:value-type="float">
            <text:p><text:s/>4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885.733333333333" calcext:value-type="float">
            <text:p><text:s/>88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0.7777777777778" calcext:value-type="float">
            <text:p><text:s/>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6.933333333333" calcext:value-type="float">
            <text:p><text:s/>7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4.888888888889" calcext:value-type="float">
            <text:p><text:s/>1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6.733333333333" calcext:value-type="float">
            <text:p><text:s/>58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0.2" calcext:value-type="float">
            <text:p><text:s/>2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4.888888888889" calcext:value-type="float">
            <text:p><text:s/>1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4.7333333333333" calcext:value-type="float">
            <text:p>( 1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.88888888888889" calcext:value-type="float">
            <text:p>( 2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39.8666666666667" calcext:value-type="float">
            <text:p>( 40 <text:s/>)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9.333333333333" calcext:value-type="float">
            <text:p><text:s/>329 <text:s/></text:p>
          </table:table-cell>
          <table:table-cell table:style-name="ce42" office:value-type="float" office:value="702" calcext:value-type="float">
            <text:p><text:s/>70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233.5" calcext:value-type="float">
            <text:p><text:s/>7,2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1.466666666667" calcext:value-type="float">
            <text:p><text:s/>60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053.11111111111" calcext:value-type="float">
            <text:p><text:s/>7,0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9.333333333333" calcext:value-type="float">
            <text:p><text:s/>329 <text:s/></text:p>
          </table:table-cell>
          <table:table-cell table:style-name="ce42" office:value-type="float" office:value="100.533333333333" calcext:value-type="float">
            <text:p><text:s/>10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0.388888888889" calcext:value-type="float">
            <text:p><text:s/>18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329.333333333333" calcext:value-type="float">
            <text:p>( 32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6.866666666667" calcext:value-type="float">
            <text:p><text:s/>5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7.888888888889" calcext:value-type="float">
            <text:p><text:s/>308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57.4" calcext:value-type="float">
            <text:p><text:s/>257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7.9444444444444" calcext:value-type="float">
            <text:p><text:s/>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10.6" calcext:value-type="float">
            <text:p><text:s/>1,5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4.0555555555556" calcext:value-type="float">
            <text:p><text:s/>8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07.66666666667" calcext:value-type="float">
            <text:p><text:s/>4,2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4.833333333333" calcext:value-type="float">
            <text:p><text:s/>1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.866666666667" calcext:value-type="float">
            <text:p><text:s/>1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62.06666666667" calcext:value-type="float">
            <text:p><text:s/>1,46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74" calcext:value-type="float">
            <text:p><text:s/>2,5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.2222222222222" calcext:value-type="float">
            <text:p><text:s/>30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59375.4" calcext:value-type="float">
            <text:p><text:s/>2,159,3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29.16666666667" calcext:value-type="float">
            <text:p><text:s/>1,6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0089.76" calcext:value-type="float">
            <text:p><text:s/>50,09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29.16666666667" calcext:value-type="float">
            <text:p><text:s/>1,6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0089.76" calcext:value-type="float">
            <text:p><text:s/>50,09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59375.4" calcext:value-type="float">
            <text:p><text:s/>2,159,37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58.4" calcext:value-type="float">
            <text:p><text:s/>1,2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.44444444444444" calcext:value-type="float">
            <text:p><text:s/>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44.53333333333" calcext:value-type="float">
            <text:p><text:s/>1,2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3.8666666666667" calcext:value-type="float">
            <text:p><text:s/>1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6.61111111111111" calcext:value-type="float">
            <text:p><text:s/>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3952.4" calcext:value-type="float">
            <text:p><text:s/>123,9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540.8333333333" calcext:value-type="float">
            <text:p><text:s/>21,541 <text:s/></text:p>
          </table:table-cell>
          <table:table-cell table:style-name="ce42" office:value-type="float" office:value="125030.669244444" calcext:value-type="float">
            <text:p><text:s/>125,031 <text:s/></text:p>
          </table:table-cell>
          <table:table-cell table:style-name="ce42" office:value-type="float" office:value="61220.8863111111" calcext:value-type="float">
            <text:p><text:s/>61,221 <text:s/></text:p>
          </table:table-cell>
          <table:table-cell table:style-name="ce42" office:value-type="float" office:value="64729.3888888889" calcext:value-type="float">
            <text:p><text:s/>64,7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40046.3333333333" calcext:value-type="float">
            <text:p><text:s/>40,04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92.6" calcext:value-type="float">
            <text:p><text:s/>2,9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5.611111111111" calcext:value-type="float">
            <text:p><text:s/>1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839.13333333333" calcext:value-type="float">
            <text:p><text:s/>8,8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22" calcext:value-type="float">
            <text:p><text:s/>3,82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.2777777777778" calcext:value-type="float">
            <text:p><text:s/>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552.1333333333" calcext:value-type="float">
            <text:p><text:s/>98,5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540.8333333333" calcext:value-type="float">
            <text:p><text:s/>21,541 <text:s/></text:p>
          </table:table-cell>
          <table:table-cell table:style-name="ce42" office:value-type="float" office:value="125030.669244444" calcext:value-type="float">
            <text:p><text:s/>125,031 <text:s/></text:p>
          </table:table-cell>
          <table:table-cell table:style-name="ce42" office:value-type="float" office:value="61220.8863111111" calcext:value-type="float">
            <text:p><text:s/>61,221 <text:s/></text:p>
          </table:table-cell>
          <table:table-cell table:style-name="ce42" office:value-type="float" office:value="22081.1111111111" calcext:value-type="float">
            <text:p><text:s/>22,08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746.53333333333" calcext:value-type="float">
            <text:p><text:s/>9,74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462.16666666667" calcext:value-type="float">
            <text:p><text:s/>2,462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46597.04166667" calcext:value-type="float">
            <text:p><text:s/>2,046,5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46597.04166667" calcext:value-type="float">
            <text:p><text:s/>2,046,5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046597.04166667" calcext:value-type="float">
            <text:p>( 2,046,59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3年(西元1984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23257.955555556" calcext:value-type="float">
            <text:p><text:s/>223,258 <text:s/></text:p>
          </table:table-cell>
          <table:table-cell table:style-name="ce42" office:value-type="float" office:value="1010959.37777778" calcext:value-type="float">
            <text:p><text:s/>1,010,95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0007.4666666667" calcext:value-type="float">
            <text:p><text:s/>80,00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24924.5333333333" calcext:value-type="float">
            <text:p><text:s/>24,925 <text:s/></text:p>
          </table:table-cell>
          <table:table-cell table:style-name="ce42" office:value-type="float" office:value="1182687.6" calcext:value-type="float">
            <text:p><text:s/>1,182,6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3773.129504951" calcext:value-type="float">
            <text:p><text:s/>103,773 <text:s/></text:p>
          </table:table-cell>
          <table:table-cell table:style-name="ce42" office:value-type="float" office:value="137915.555555556" calcext:value-type="float">
            <text:p><text:s/>137,91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8726.956521739" calcext:value-type="float">
            <text:p><text:s/>148,72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69247.2" calcext:value-type="float">
            <text:p><text:s/>69,247 <text:s/></text:p>
          </table:table-cell>
          <table:table-cell table:style-name="ce42" office:value-type="float" office:value="506580.622222222" calcext:value-type="float">
            <text:p><text:s/>506,5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32.8" calcext:value-type="float">
            <text:p><text:s/>2,73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286853.6" calcext:value-type="float">
            <text:p><text:s/>286,854 <text:s/></text:p>
          </table:table-cell>
          <table:table-cell table:style-name="ce42" office:value-type="float" office:value="-17268.5572649573" calcext:value-type="float">
            <text:p><text:s/>-17,2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509.6712871287" calcext:value-type="float">
            <text:p><text:s/>41,510 <text:s/></text:p>
          </table:table-cell>
          <table:table-cell table:style-name="ce42" office:value-type="float" office:value="-285.555555555555" calcext:value-type="float">
            <text:p><text:s/>-286 <text:s/></text:p>
          </table:table-cell>
          <table:table-cell table:style-name="ce42" office:value-type="float" office:value="11330.4222222222" calcext:value-type="float">
            <text:p><text:s/>11,33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4727.611111111" calcext:value-type="float">
            <text:p><text:s/>104,72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157767.377777778" calcext:value-type="float">
            <text:p><text:s/>-157,767 <text:s/></text:p>
          </table:table-cell>
          <table:table-cell table:style-name="ce43" office:value-type="float" office:value="-661040.287179487" calcext:value-type="float">
            <text:p><text:s/>-661,04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68008.1341254125" calcext:value-type="float">
            <text:p><text:s/>-68,008 <text:s/></text:p>
          </table:table-cell>
          <table:table-cell table:style-name="ce43" office:value-type="float" office:value="-137630" calcext:value-type="float">
            <text:p><text:s/>-137,630 <text:s/></text:p>
          </table:table-cell>
          <table:table-cell table:style-name="ce43" office:value-type="float" office:value="-11330.4222222222" calcext:value-type="float">
            <text:p><text:s/>-11,33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253454.56763285" calcext:value-type="float">
            <text:p><text:s/>-253,45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326340.177777778" calcext:value-type="float">
            <text:p><text:s/>326,340 <text:s/></text:p>
          </table:table-cell>
          <table:table-cell table:style-name="ce42" office:value-type="float" office:value="1016467.26837607" calcext:value-type="float">
            <text:p><text:s/>1,016,46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23.44444444444" calcext:value-type="float">
            <text:p><text:s/>2,92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857.4" calcext:value-type="float">
            <text:p><text:s/>69,85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43706.6666666667" calcext:value-type="float">
            <text:p><text:s/>43,707 <text:s/></text:p>
          </table:table-cell>
          <table:table-cell table:style-name="ce42" office:value-type="float" office:value="2355585.37777778" calcext:value-type="float">
            <text:p><text:s/>2,355,5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3706.6666666667" calcext:value-type="float">
            <text:p><text:s/>43,707 <text:s/></text:p>
          </table:table-cell>
          <table:table-cell table:style-name="ce42" office:value-type="float" office:value="2355585.37777778" calcext:value-type="float">
            <text:p><text:s/>2,355,5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415490.22222222" calcext:value-type="float">
            <text:p><text:s/>3,415,490 <text:s/></text:p>
          </table:table-cell>
          <table:table-cell table:style-name="ce42" office:value-type="float" office:value="9825661.33333333" calcext:value-type="float">
            <text:p><text:s/>9,825,6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0948.118811881" calcext:value-type="float">
            <text:p><text:s/>270,948 <text:s/></text:p>
          </table:table-cell>
          <table:table-cell table:style-name="ce42" office:value-type="float" office:value="478031.111111111" calcext:value-type="float">
            <text:p><text:s/>478,031 <text:s/></text:p>
          </table:table-cell>
          <table:table-cell table:style-name="ce42" office:value-type="float" office:value="39365.9777777778" calcext:value-type="float">
            <text:p><text:s/>39,36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0527.297487923" calcext:value-type="float">
            <text:p><text:s/>700,52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375238.32177778" calcext:value-type="float">
            <text:p><text:s/>3,375,238 <text:s/></text:p>
          </table:table-cell>
          <table:table-cell table:style-name="ce42" office:value-type="float" office:value="9825661.33333333" calcext:value-type="float">
            <text:p><text:s/>9,825,6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0948.118811881" calcext:value-type="float">
            <text:p><text:s/>270,948 <text:s/></text:p>
          </table:table-cell>
          <table:table-cell table:style-name="ce42" office:value-type="float" office:value="478031.111111111" calcext:value-type="float">
            <text:p><text:s/>478,031 <text:s/></text:p>
          </table:table-cell>
          <table:table-cell table:style-name="ce42" office:value-type="float" office:value="39365.9777777778" calcext:value-type="float">
            <text:p><text:s/>39,36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6070.874376812" calcext:value-type="float">
            <text:p><text:s/>686,07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40251.9004444444" calcext:value-type="float">
            <text:p><text:s/>40,25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14456.4231111111" calcext:value-type="float">
            <text:p><text:s/>14,45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1717.4222222222" calcext:value-type="float">
            <text:p><text:s/>21,717 <text:s/></text:p>
          </table:table-cell>
          <table:table-cell table:style-name="ce42" office:value-type="float" office:value="1149722.97777778" calcext:value-type="float">
            <text:p><text:s/>1,149,7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312.888888888889" calcext:value-type="float">
            <text:p><text:s/>31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701.33333333333" calcext:value-type="float">
            <text:p><text:s/>1,701 <text:s/></text:p>
          </table:table-cell>
          <table:table-cell table:style-name="ce42" office:value-type="float" office:value="184157.422222222" calcext:value-type="float">
            <text:p><text:s/>184,15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0.977777777777778" calcext:value-type="float">
            <text:p><text:s/>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19358.0444444444" calcext:value-type="float">
            <text:p><text:s/>19,358 <text:s/></text:p>
          </table:table-cell>
          <table:table-cell table:style-name="ce42" office:value-type="float" office:value="965545.111111111" calcext:value-type="float">
            <text:p><text:s/>965,5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344.177777777778" calcext:value-type="float">
            <text:p><text:s/>344 <text:s/></text:p>
          </table:table-cell>
          <table:table-cell table:style-name="ce43" office:value-type="float" office:value="20.4444444444444" calcext:value-type="float">
            <text:p><text:s/>2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865958.57777778" calcext:value-type="float">
            <text:p><text:s/>2,865,959 <text:s/></text:p>
          </table:table-cell>
          <table:table-cell table:style-name="ce44" office:value-type="float" office:value="4642845.42222222" calcext:value-type="float">
            <text:p><text:s/>4,642,84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02939.984686469" calcext:value-type="float">
            <text:p><text:s/>202,940 <text:s/></text:p>
          </table:table-cell>
          <table:table-cell table:style-name="ce44" office:value-type="float" office:value="340401.111111111" calcext:value-type="float">
            <text:p><text:s/>340,401 <text:s/></text:p>
          </table:table-cell>
          <table:table-cell table:style-name="ce44" office:value-type="float" office:value="25112.1111111111" calcext:value-type="float">
            <text:p><text:s/>25,112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377215.329855072" calcext:value-type="float">
            <text:p><text:s/>377,21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865958.57777778" calcext:value-type="float">
            <text:p><text:s/>2,865,959 <text:s/></text:p>
          </table:table-cell>
          <table:table-cell table:style-name="ce44" office:value-type="float" office:value="4642845.42222222" calcext:value-type="float">
            <text:p><text:s/>4,642,845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40846.222222222" calcext:value-type="float">
            <text:p><text:s/>240,846 <text:s/></text:p>
          </table:table-cell>
          <table:table-cell table:style-name="ce42" office:value-type="float" office:value="3863141.33333333" calcext:value-type="float">
            <text:p><text:s/>3,863,1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30334.5777777778" calcext:value-type="float">
            <text:p><text:s/>30,335 <text:s/></text:p>
          </table:table-cell>
          <table:table-cell table:style-name="ce42" office:value-type="float" office:value="31636.7555555556" calcext:value-type="float">
            <text:p><text:s/>31,63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35067.0222222222" calcext:value-type="float">
            <text:p><text:s/>35,067 <text:s/></text:p>
          </table:table-cell>
          <table:table-cell table:style-name="ce42" office:value-type="float" office:value="342636.622222222" calcext:value-type="float">
            <text:p><text:s/>342,63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11792.9777777778" calcext:value-type="float">
            <text:p><text:s/>11,793 <text:s/></text:p>
          </table:table-cell>
          <table:table-cell table:style-name="ce42" office:value-type="float" office:value="762367.2" calcext:value-type="float">
            <text:p><text:s/>762,3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216.088888888889" calcext:value-type="float">
            <text:p><text:s/>216 <text:s/></text:p>
          </table:table-cell>
          <table:table-cell table:style-name="ce42" office:value-type="float" office:value="28911.5111111111" calcext:value-type="float">
            <text:p><text:s/>28,9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3028.17777777778" calcext:value-type="float">
            <text:p><text:s/>3,028 <text:s/></text:p>
          </table:table-cell>
          <table:table-cell table:style-name="ce42" office:value-type="float" office:value="6967.46666666667" calcext:value-type="float">
            <text:p><text:s/>6,9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7138.75555555556" calcext:value-type="float">
            <text:p><text:s/>7,139 <text:s/></text:p>
          </table:table-cell>
          <table:table-cell table:style-name="ce42" office:value-type="float" office:value="434422.977777778" calcext:value-type="float">
            <text:p><text:s/>434,4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237.6" calcext:value-type="float">
            <text:p><text:s/>238 <text:s/></text:p>
          </table:table-cell>
          <table:table-cell table:style-name="ce42" office:value-type="float" office:value="71.5555555555556" calcext:value-type="float">
            <text:p><text:s/>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9852.08888888889" calcext:value-type="float">
            <text:p><text:s/>9,852 <text:s/></text:p>
          </table:table-cell>
          <table:table-cell table:style-name="ce42" office:value-type="float" office:value="519300.133333333" calcext:value-type="float">
            <text:p><text:s/>519,30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8147.82222222222" calcext:value-type="float">
            <text:p><text:s/>8,148 <text:s/></text:p>
          </table:table-cell>
          <table:table-cell table:style-name="ce42" office:value-type="float" office:value="448763.733333333" calcext:value-type="float">
            <text:p><text:s/>448,76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8147.82222222222" calcext:value-type="float">
            <text:p>( 8,148 <text:s/>)</text:p>
          </table:table-cell>
          <table:table-cell table:style-name="ce45" office:value-type="float" office:value="448763.733333333" calcext:value-type="float">
            <text:p>( 448,764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704.26666666667" calcext:value-type="float">
            <text:p><text:s/>1,704 <text:s/></text:p>
          </table:table-cell>
          <table:table-cell table:style-name="ce46" office:value-type="float" office:value="70536.4" calcext:value-type="float">
            <text:p><text:s/>70,53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2499.2" calcext:value-type="float">
            <text:p><text:s/>2,499 <text:s/></text:p>
          </table:table-cell>
          <table:table-cell table:style-name="ce42" office:value-type="float" office:value="63181.5111111111" calcext:value-type="float">
            <text:p><text:s/>63,1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514.57777777778" calcext:value-type="float">
            <text:p><text:s/>1,515 <text:s/></text:p>
          </table:table-cell>
          <table:table-cell table:style-name="ce42" office:value-type="float" office:value="117560.666666667" calcext:value-type="float">
            <text:p><text:s/>117,5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2739.4666666667" calcext:value-type="float">
            <text:p><text:s/>12,739 <text:s/></text:p>
          </table:table-cell>
          <table:table-cell table:style-name="ce46" office:value-type="float" office:value="420399.111111111" calcext:value-type="float">
            <text:p><text:s/>420,399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35110.0444444444" calcext:value-type="float">
            <text:p><text:s/>35,110 <text:s/></text:p>
          </table:table-cell>
          <table:table-cell table:style-name="ce42" office:value-type="float" office:value="442579.288888889" calcext:value-type="float">
            <text:p><text:s/>442,57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3849.2444444444" calcext:value-type="float">
            <text:p><text:s/>13,849 <text:s/></text:p>
          </table:table-cell>
          <table:table-cell table:style-name="ce42" office:value-type="float" office:value="36924.7111111111" calcext:value-type="float">
            <text:p><text:s/>36,9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1260.8" calcext:value-type="float">
            <text:p><text:s/>21,261 <text:s/></text:p>
          </table:table-cell>
          <table:table-cell table:style-name="ce42" office:value-type="float" office:value="405654.577777778" calcext:value-type="float">
            <text:p><text:s/>405,6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817.422222222222" calcext:value-type="float">
            <text:p>( 817 <text:s/>)</text:p>
          </table:table-cell>
          <table:table-cell table:style-name="ce45" office:value-type="float" office:value="17781.5555555556" calcext:value-type="float">
            <text:p>( 17,782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2407.28888888889" calcext:value-type="float">
            <text:p>( 2,407 <text:s/>)</text:p>
          </table:table-cell>
          <table:table-cell table:style-name="ce47" office:value-type="float" office:value="165381.244444444" calcext:value-type="float">
            <text:p>( 165,381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8033.1555555556" calcext:value-type="float">
            <text:p><text:s/>18,033 <text:s/></text:p>
          </table:table-cell>
          <table:table-cell table:style-name="ce42" office:value-type="float" office:value="479147.244444444" calcext:value-type="float">
            <text:p><text:s/>479,1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6564.5333333333" calcext:value-type="float">
            <text:p><text:s/>16,565 <text:s/></text:p>
          </table:table-cell>
          <table:table-cell table:style-name="ce42" office:value-type="float" office:value="449337.2" calcext:value-type="float">
            <text:p><text:s/>449,33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468.62222222222" calcext:value-type="float">
            <text:p><text:s/>1,469 <text:s/></text:p>
          </table:table-cell>
          <table:table-cell table:style-name="ce42" office:value-type="float" office:value="29810.0444444444" calcext:value-type="float">
            <text:p><text:s/>29,8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61.3333333333333" calcext:value-type="float">
            <text:p>( 61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6035.82222222222" calcext:value-type="float">
            <text:p><text:s/>6,036 <text:s/></text:p>
          </table:table-cell>
          <table:table-cell table:style-name="ce42" office:value-type="float" office:value="94366.4444444444" calcext:value-type="float">
            <text:p><text:s/>94,3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4911.37777777778" calcext:value-type="float">
            <text:p><text:s/>4,911 <text:s/></text:p>
          </table:table-cell>
          <table:table-cell table:style-name="ce46" office:value-type="float" office:value="13824.5333333333" calcext:value-type="float">
            <text:p><text:s/>13,825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3864.17777777778" calcext:value-type="float">
            <text:p><text:s/>3,864 <text:s/></text:p>
          </table:table-cell>
          <table:table-cell table:style-name="ce42" office:value-type="float" office:value="34328.2666666667" calcext:value-type="float">
            <text:p><text:s/>34,3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8955.46666666667" calcext:value-type="float">
            <text:p><text:s/>8,955 <text:s/></text:p>
          </table:table-cell>
          <table:table-cell table:style-name="ce42" office:value-type="float" office:value="14805.8666666667" calcext:value-type="float">
            <text:p><text:s/>14,8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891.733333333333" calcext:value-type="float">
            <text:p><text:s/>892 <text:s/></text:p>
          </table:table-cell>
          <table:table-cell table:style-name="ce42" office:value-type="float" office:value="17631.2888888889" calcext:value-type="float">
            <text:p><text:s/>17,6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476.177777777778" calcext:value-type="float">
            <text:p><text:s/>476 <text:s/></text:p>
          </table:table-cell>
          <table:table-cell table:style-name="ce42" office:value-type="float" office:value="104.266666666667" calcext:value-type="float">
            <text:p><text:s/>1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48147.7333333333" calcext:value-type="float">
            <text:p><text:s/>48,148 <text:s/></text:p>
          </table:table-cell>
          <table:table-cell table:style-name="ce42" office:value-type="float" office:value="38898.6222222222" calcext:value-type="float">
            <text:p><text:s/>38,89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1714108" calcext:value-type="float">
            <text:p><text:s/>1,714,108 <text:s/></text:p>
          </table:table-cell>
          <table:table-cell table:style-name="ce42" office:value-type="float" office:value="206031.955555556" calcext:value-type="float">
            <text:p><text:s/>206,0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1659960.62222222" calcext:value-type="float">
            <text:p><text:s/>1,659,96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5338.5777777778" calcext:value-type="float">
            <text:p><text:s/>45,33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8808.8" calcext:value-type="float">
            <text:p><text:s/>8,809 <text:s/></text:p>
          </table:table-cell>
          <table:table-cell table:style-name="ce42" office:value-type="float" office:value="206031.955555556" calcext:value-type="float">
            <text:p><text:s/>206,0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613135.111111111" calcext:value-type="float">
            <text:p><text:s/>613,135 <text:s/></text:p>
          </table:table-cell>
          <table:table-cell table:style-name="ce42" office:value-type="float" office:value="312800" calcext:value-type="float">
            <text:p><text:s/>312,80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4588.71111111111" calcext:value-type="float">
            <text:p><text:s/>4,589 <text:s/></text:p>
          </table:table-cell>
          <table:table-cell table:style-name="ce42" office:value-type="float" office:value="4895.42222222222" calcext:value-type="float">
            <text:p><text:s/>4,8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608546.4" calcext:value-type="float">
            <text:p><text:s/>608,546 <text:s/></text:p>
          </table:table-cell>
          <table:table-cell table:style-name="ce43" office:value-type="float" office:value="307904.577777778" calcext:value-type="float">
            <text:p><text:s/>307,90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97869.244444444" calcext:value-type="float">
            <text:p><text:s/>297,869 <text:s/></text:p>
          </table:table-cell>
          <table:table-cell table:style-name="ce42" office:value-type="float" office:value="260872.133333333" calcext:value-type="float">
            <text:p><text:s/>260,8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6151.2" calcext:value-type="float">
            <text:p><text:s/>6,151 <text:s/></text:p>
          </table:table-cell>
          <table:table-cell table:style-name="ce42" office:value-type="float" office:value="38418.1777777778" calcext:value-type="float">
            <text:p><text:s/>38,4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71149.9555555556" calcext:value-type="float">
            <text:p><text:s/>71,150 <text:s/></text:p>
          </table:table-cell>
          <table:table-cell table:style-name="ce42" office:value-type="float" office:value="2607.68888888889" calcext:value-type="float">
            <text:p><text:s/>2,6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2812.08888888889" calcext:value-type="float">
            <text:p><text:s/>2,812 <text:s/></text:p>
          </table:table-cell>
          <table:table-cell table:style-name="ce42" office:value-type="float" office:value="1.02222222222222" calcext:value-type="float">
            <text:p><text:s/>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4942.66666666667" calcext:value-type="float">
            <text:p><text:s/>4,943 <text:s/></text:p>
          </table:table-cell>
          <table:table-cell table:style-name="ce42" office:value-type="float" office:value="5248.08888888889" calcext:value-type="float">
            <text:p><text:s/>5,2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95891.911111111" calcext:value-type="float">
            <text:p><text:s/>195,892 <text:s/></text:p>
          </table:table-cell>
          <table:table-cell table:style-name="ce42" office:value-type="float" office:value="182171.244444444" calcext:value-type="float">
            <text:p><text:s/>182,1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16921.4222222222" calcext:value-type="float">
            <text:p><text:s/>16,921 <text:s/></text:p>
          </table:table-cell>
          <table:table-cell table:style-name="ce43" office:value-type="float" office:value="32425.9111111111" calcext:value-type="float">
            <text:p><text:s/>32,42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2939.984686469" calcext:value-type="float">
            <text:p><text:s/>202,940 <text:s/></text:p>
          </table:table-cell>
          <table:table-cell table:style-name="ce42" office:value-type="float" office:value="340401.111111111" calcext:value-type="float">
            <text:p><text:s/>340,401 <text:s/></text:p>
          </table:table-cell>
          <table:table-cell table:style-name="ce42" office:value-type="float" office:value="25112.1111111111" calcext:value-type="float">
            <text:p><text:s/>25,11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7215.329855072" calcext:value-type="float">
            <text:p><text:s/>377,21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2939.984686469" calcext:value-type="float">
            <text:p><text:s/>202,940 <text:s/></text:p>
          </table:table-cell>
          <table:table-cell table:style-name="ce42" office:value-type="float" office:value="340401.111111111" calcext:value-type="float">
            <text:p><text:s/>340,401 <text:s/></text:p>
          </table:table-cell>
          <table:table-cell table:style-name="ce42" office:value-type="float" office:value="25112.1111111111" calcext:value-type="float">
            <text:p><text:s/>25,11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7215.329855072" calcext:value-type="float">
            <text:p><text:s/>377,21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79135.834288563" calcext:value-type="float">
            <text:p><text:s/>179,136 <text:s/></text:p>
          </table:table-cell>
          <table:table-cell table:style-name="ce42" office:value-type="float" office:value="9644119.94771144" calcext:value-type="float">
            <text:p><text:s/>9,644,1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79135.834288563" calcext:value-type="float">
            <text:p><text:s/>179,136 <text:s/></text:p>
          </table:table-cell>
          <table:table-cell table:style-name="ce42" office:value-type="float" office:value="9644119.94771144" calcext:value-type="float">
            <text:p><text:s/>9,644,1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3年(西元1984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1331974.8" calcext:value-type="float">
            <text:p><text:s/>1,331,975 <text:s/></text:p>
          </table:table-cell>
          <table:table-cell table:number-columns-repeated="7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172977.3" calcext:value-type="float">
            <text:p><text:s/>172,9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1158997.5" calcext:value-type="float">
            <text:p><text:s/>1,158,99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77283.9" calcext:value-type="float">
            <text:p><text:s/>77,2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77283.9" calcext:value-type="float">
            <text:p><text:s/>77,2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1081713.6" calcext:value-type="float">
            <text:p><text:s/>1,081,714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686411.1" calcext:value-type="float">
            <text:p><text:s/>686,411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239470.2" calcext:value-type="float">
            <text:p><text:s/>239,4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324.9" calcext:value-type="float">
            <text:p><text:s/>3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1526.4" calcext:value-type="float">
            <text:p><text:s/>1,5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766.8" calcext:value-type="float">
            <text:p><text:s/>7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17.1" calcext:value-type="float">
            <text:p><text:s/>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28.8" calcext:value-type="float">
            <text:p><text:s/>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43023.6" calcext:value-type="float">
            <text:p><text:s/>43,0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41942.7" calcext:value-type="float">
            <text:p><text:s/>41,9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41942.7" calcext:value-type="float">
            <text:p>( 41,943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242.1" calcext:value-type="float">
            <text:p><text:s/>2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838.8" calcext:value-type="float">
            <text:p><text:s/>83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1234.8" calcext:value-type="float">
            <text:p><text:s/>1,2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9.9" calcext:value-type="float">
            <text:p><text:s/>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156403.8" calcext:value-type="float">
            <text:p><text:s/>156,4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156403.8" calcext:value-type="float">
            <text:p><text:s/>156,4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104266.8" calcext:value-type="float">
            <text:p>( 104,26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44005.5" calcext:value-type="float">
            <text:p>( 44,006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1139.4" calcext:value-type="float">
            <text:p><text:s/>1,13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1139.4" calcext:value-type="float">
            <text:p><text:s/>1,13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931.5" calcext:value-type="float">
            <text:p><text:s/>9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1592.1" calcext:value-type="float">
            <text:p><text:s/>1,592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3866.4" calcext:value-type="float">
            <text:p><text:s/>3,8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28604.7" calcext:value-type="float">
            <text:p><text:s/>28,60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2" table:style-name="ce42" office:value-type="float" office:value="84476.7" calcext:value-type="float">
            <text:p><text:s/>84,4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73830.6" calcext:value-type="float">
            <text:p><text:s/>73,8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2" table:style-name="ce42" office:value-type="float" office:value="7537.5" calcext:value-type="float">
            <text:p><text:s/>7,5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3108.6" calcext:value-type="float">
            <text:p><text:s/>3,10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2" table:style-name="ce44" office:value-type="float" office:value="362464.2" calcext:value-type="float">
            <text:p><text:s/>362,464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395302.5" calcext:value-type="float">
            <text:p><text:s/>395,3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395302.5" calcext:value-type="float">
            <text:p><text:s/>395,3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3年(西元1984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19039.974335556" calcext:value-type="float">
            <text:p><text:s/>419,040 <text:s/></text:p>
          </table:table-cell>
          <table:table-cell table:style-name="ce41" office:value-type="float" office:value="3350.16822222222" calcext:value-type="float">
            <text:p><text:s/>3,350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7119865.91955556" calcext:value-type="float">
            <text:p><text:s/>7,119,86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7119865.91955556" calcext:value-type="float">
            <text:p><text:s/>7,119,866 <text:s/></text:p>
          </table:table-cell>
          <table:table-cell table:style-name="ce43" office:value-type="float" office:value="419039.974335556" calcext:value-type="float">
            <text:p><text:s/>419,040 <text:s/></text:p>
          </table:table-cell>
          <table:table-cell table:style-name="ce43" office:value-type="float" office:value="3350.16822222222" calcext:value-type="float">
            <text:p><text:s/>3,35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055" calcext:value-type="float">
            <text:p><text:s/>-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-182.593017511105" calcext:value-type="float">
            <text:p><text:s/>-18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7119865.91955556" calcext:value-type="float">
            <text:p><text:s/>7,119,866 <text:s/></text:p>
          </table:table-cell>
          <table:table-cell table:style-name="ce42" office:value-type="float" office:value="423238.876557778" calcext:value-type="float">
            <text:p><text:s/>423,239 <text:s/></text:p>
          </table:table-cell>
          <table:table-cell table:style-name="ce42" office:value-type="float" office:value="3350.16822222222" calcext:value-type="float">
            <text:p><text:s/>3,35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7119865.91955556" calcext:value-type="float">
            <text:p><text:s/>7,119,866 <text:s/></text:p>
          </table:table-cell>
          <table:table-cell table:style-name="ce42" office:value-type="float" office:value="423238.876557778" calcext:value-type="float">
            <text:p><text:s/>423,239 <text:s/></text:p>
          </table:table-cell>
          <table:table-cell table:style-name="ce42" office:value-type="float" office:value="3350.16822222222" calcext:value-type="float">
            <text:p><text:s/>3,35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98.90222222222" calcext:value-type="float">
            <text:p><text:s/>4,19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89618.39004444" calcext:value-type="float">
            <text:p><text:s/>4,989,61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98.90222222222" calcext:value-type="float">
            <text:p><text:s/>4,19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89618.39004444" calcext:value-type="float">
            <text:p><text:s/>4,989,61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7213.731726667" calcext:value-type="float">
            <text:p><text:s/>357,21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502.0635333333" calcext:value-type="float">
            <text:p><text:s/>17,50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8.991553333333" calcext:value-type="float">
            <text:p><text:s/>39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791.6180266667" calcext:value-type="float">
            <text:p><text:s/>19,79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4842.6383733333" calcext:value-type="float">
            <text:p><text:s/>84,84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9663.76024" calcext:value-type="float">
            <text:p><text:s/>229,66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14.66" calcext:value-type="float">
            <text:p><text:s/>5,01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05670.473968622" calcext:value-type="float">
            <text:p><text:s/>305,67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326916.77736667" calcext:value-type="float">
            <text:p><text:s/>4,326,91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326916.77736667" calcext:value-type="float">
            <text:p><text:s/>4,326,91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89257.89685556" calcext:value-type="float">
            <text:p><text:s/>2,689,25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143.9130488889" calcext:value-type="float">
            <text:p><text:s/>33,14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5953.954286667" calcext:value-type="float">
            <text:p><text:s/>145,95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0399.227102222" calcext:value-type="float">
            <text:p><text:s/>480,39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071.0020977778" calcext:value-type="float">
            <text:p><text:s/>10,07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8433.5276066667" calcext:value-type="float">
            <text:p><text:s/>58,43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0334.803002222" calcext:value-type="float">
            <text:p><text:s/>160,33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311.18151777778" calcext:value-type="float">
            <text:p><text:s/>8,31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4915.525933333" calcext:value-type="float">
            <text:p><text:s/>504,91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1886.0362" calcext:value-type="float">
            <text:p><text:s/>151,88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28574.344911111" calcext:value-type="float">
            <text:p>( 128,574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3311.6912888889" calcext:value-type="float">
            <text:p>( 23,312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7612.265917778" calcext:value-type="float">
            <text:p><text:s/>197,61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5417.223815556" calcext:value-type="float">
            <text:p><text:s/>155,41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3568.1240111111" calcext:value-type="float">
            <text:p><text:s/>83,56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457.7140155556" calcext:value-type="float">
            <text:p><text:s/>38,45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08876.703862222" calcext:value-type="float">
            <text:p><text:s/>108,87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3561.377153333" calcext:value-type="float">
            <text:p><text:s/>243,56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9696.92602" calcext:value-type="float">
            <text:p><text:s/>169,69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3864.4511333333" calcext:value-type="float">
            <text:p><text:s/>73,86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2015.699237778" calcext:value-type="float">
            <text:p><text:s/>332,01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3105.216782222" calcext:value-type="float">
            <text:p><text:s/>323,10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910.48245555556" calcext:value-type="float">
            <text:p><text:s/>8,91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520.38472" calcext:value-type="float">
            <text:p>( 5,520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9378.1076" calcext:value-type="float">
            <text:p><text:s/>129,37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66099.9357822222" calcext:value-type="float">
            <text:p><text:s/>66,10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3151.430835556" calcext:value-type="float">
            <text:p><text:s/>153,15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588.8432844445" calcext:value-type="float">
            <text:p><text:s/>45,58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599.9034222222" calcext:value-type="float">
            <text:p><text:s/>32,60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841.60702" calcext:value-type="float">
            <text:p><text:s/>49,84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55.31603555556" calcext:value-type="float">
            <text:p><text:s/>4,55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888.5685177778" calcext:value-type="float">
            <text:p><text:s/>22,88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888.5685177778" calcext:value-type="float">
            <text:p><text:s/>22,88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6685.3898244444" calcext:value-type="float">
            <text:p><text:s/>96,68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229.6639266667" calcext:value-type="float">
            <text:p><text:s/>19,23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77455.7258977778" calcext:value-type="float">
            <text:p><text:s/>77,45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18481.032068889" calcext:value-type="float">
            <text:p><text:s/>618,48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7259.3887443535" calcext:value-type="float">
            <text:p><text:s/>67,25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075.3349562488" calcext:value-type="float">
            <text:p><text:s/>28,07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665.2387977778" calcext:value-type="float">
            <text:p><text:s/>13,66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758.1950244444" calcext:value-type="float">
            <text:p><text:s/>14,75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523.8074066667" calcext:value-type="float">
            <text:p><text:s/>20,52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201.1468776449" calcext:value-type="float">
            <text:p><text:s/>15,20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151.17868978834" calcext:value-type="float">
            <text:p><text:s/>6,15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5759.1725897422" calcext:value-type="float">
            <text:p><text:s/>85,75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7913.010891111" calcext:value-type="float">
            <text:p><text:s/>107,91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259174.558091111" calcext:value-type="float">
            <text:p><text:s/>259,17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99603.8901" calcext:value-type="float">
            <text:p><text:s/>899,60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4588946" calcext:value-type="float">
            <text:p><text:s/>24,588,946 <text:s/></text:p>
          </table:table-cell>
          <table:table-cell table:style-name="ce42" office:value-type="float" office:value="4429244.057" calcext:value-type="float">
            <text:p><text:s/>4,429,244 <text:s/></text:p>
          </table:table-cell>
          <table:table-cell table:style-name="ce42" office:value-type="float" office:value="3505.99" calcext:value-type="float">
            <text:p><text:s/>3,50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4588946" calcext:value-type="float">
            <text:p><text:s/>24,588,946 <text:s/></text:p>
          </table:table-cell>
          <table:table-cell table:style-name="ce42" office:value-type="float" office:value="4429244.057" calcext:value-type="float">
            <text:p><text:s/>4,429,244 <text:s/></text:p>
          </table:table-cell>
          <table:table-cell table:style-name="ce42" office:value-type="float" office:value="3505.99" calcext:value-type="float">
            <text:p><text:s/>3,50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3年(西元1984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0" calcext:value-type="float">
            <text:p/>
          </table:table-cell>
          <table:table-cell table:style-name="ce41" office:value-type="float" office:value="3206273.47033424" calcext:value-type="float">
            <text:p><text:s/>3,206,273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808652.4275555" calcext:value-type="float">
            <text:p><text:s/>34,808,652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79000.10824891" calcext:value-type="float">
            <text:p><text:s/>1,779,000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8560.622222222" calcext:value-type="float">
            <text:p><text:s/>578,561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7694.24" calcext:value-type="float">
            <text:p><text:s/>307,694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6541.350976411" calcext:value-type="float">
            <text:p><text:s/>696,541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4653129.5764423" calcext:value-type="float">
            <text:p><text:s/>34,653,130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48117.2177094" calcext:value-type="float">
            <text:p><text:s/>2,548,117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428.526350844442" calcext:value-type="float">
            <text:p><text:s/>-429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430791.1445133" calcext:value-type="float">
            <text:p><text:s/>36,430,791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70718.54888889" calcext:value-type="float">
            <text:p><text:s/>1,870,719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54275.30773333" calcext:value-type="float">
            <text:p><text:s/>1,154,275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212640.8777778" calcext:value-type="float">
            <text:p><text:s/>20,212,641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993818.5254467" calcext:value-type="float">
            <text:p><text:s/>12,993,819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99337.884666667" calcext:value-type="float">
            <text:p><text:s/>199,338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606864.9585665" calcext:value-type="float">
            <text:p><text:s/>29,606,865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045441.3218838" calcext:value-type="float">
            <text:p><text:s/>28,045,441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561423.63668267" calcext:value-type="float">
            <text:p><text:s/>1,561,424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15603.98839333" calcext:value-type="float">
            <text:p><text:s/>2,715,604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270.5946444444" calcext:value-type="float">
            <text:p><text:s/>21,271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4427.885997778" calcext:value-type="float">
            <text:p><text:s/>294,428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793.5402488889" calcext:value-type="float">
            <text:p><text:s/>19,794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39544.33615111" calcext:value-type="float">
            <text:p><text:s/>2,139,544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4951.749128889" calcext:value-type="float">
            <text:p><text:s/>234,952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14.66" calcext:value-type="float">
            <text:p><text:s/>5,015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01.222222222222" calcext:value-type="float">
            <text:p><text:s/>601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306602.092457511" calcext:value-type="float">
            <text:p><text:s/>306,602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2259308.618286" calcext:value-type="float">
            <text:p><text:s/>22,259,309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8871740.5398556" calcext:value-type="float">
            <text:p><text:s/>18,871,741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685780.75578889" calcext:value-type="float">
            <text:p><text:s/>9,685,781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5767.061937778" calcext:value-type="float">
            <text:p><text:s/>125,767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1126.688064445" calcext:value-type="float">
            <text:p><text:s/>541,127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64068.50932444" calcext:value-type="float">
            <text:p><text:s/>1,264,069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453.2709866667" calcext:value-type="float">
            <text:p><text:s/>39,453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049.1142733333" calcext:value-type="float">
            <text:p><text:s/>70,049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8650.266557778" calcext:value-type="float">
            <text:p><text:s/>678,650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098.34329555556" calcext:value-type="float">
            <text:p><text:s/>9,098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26573.27148889" calcext:value-type="float">
            <text:p><text:s/>1,326,573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5275.0762" calcext:value-type="float">
            <text:p><text:s/>685,275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661961.051577778" calcext:value-type="float">
            <text:p>( 661,961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3314.0246222222" calcext:value-type="float">
            <text:p>( 23,314 <text:s/>)</text:p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0653.784806667" calcext:value-type="float">
            <text:p><text:s/>340,654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6506.353815556" calcext:value-type="float">
            <text:p><text:s/>216,506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84138.0566666667" calcext:value-type="float">
            <text:p><text:s/>84,138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2651.0649" calcext:value-type="float">
            <text:p><text:s/>152,651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2283.27246" calcext:value-type="float">
            <text:p><text:s/>162,283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543661.677195556" calcext:value-type="float">
            <text:p><text:s/>543,662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21563.70782" calcext:value-type="float">
            <text:p><text:s/>2,521,564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54191.91490889" calcext:value-type="float">
            <text:p><text:s/>1,554,192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67371.792911111" calcext:value-type="float">
            <text:p><text:s/>967,372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6793.74" calcext:value-type="float">
            <text:p>( 126,794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14436.697333333" calcext:value-type="float">
            <text:p>( 214,437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79895.67839333" calcext:value-type="float">
            <text:p><text:s/>1,379,896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36005.19371556" calcext:value-type="float">
            <text:p><text:s/>1,336,005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890.4846777778" calcext:value-type="float">
            <text:p><text:s/>43,890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5911.05138666667" calcext:value-type="float">
            <text:p>( 5,911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4914.841822222" calcext:value-type="float">
            <text:p><text:s/>254,915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02039.860448889" calcext:value-type="float">
            <text:p><text:s/>102,040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9992.596613333" calcext:value-type="float">
            <text:p><text:s/>199,993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760.1757288889" calcext:value-type="float">
            <text:p><text:s/>74,760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137.4536444445" calcext:value-type="float">
            <text:p><text:s/>93,137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884.1181311111" calcext:value-type="float">
            <text:p><text:s/>51,884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4209.7827022222" calcext:value-type="float">
            <text:p><text:s/>94,210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54714.45629556" calcext:value-type="float">
            <text:p><text:s/>4,154,714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718.9266666667" calcext:value-type="float">
            <text:p><text:s/>51,719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19336.02222222" calcext:value-type="float">
            <text:p><text:s/>3,819,336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818.7518511111" calcext:value-type="float">
            <text:p><text:s/>68,819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4840.755555556" calcext:value-type="float">
            <text:p><text:s/>214,841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23888.34538" calcext:value-type="float">
            <text:p><text:s/>1,023,888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961.1639266667" calcext:value-type="float">
            <text:p><text:s/>29,961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93927.181453333" calcext:value-type="float">
            <text:p><text:s/>993,927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58772.25429111" calcext:value-type="float">
            <text:p><text:s/>1,758,772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259.3887443535" calcext:value-type="float">
            <text:p><text:s/>67,259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6717.179400693" calcext:value-type="float">
            <text:p><text:s/>186,717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0577.6499088889" calcext:value-type="float">
            <text:p><text:s/>90,578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758.1950244444" calcext:value-type="float">
            <text:p><text:s/>14,758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177.94074" calcext:value-type="float">
            <text:p><text:s/>32,178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226.1802109782" calcext:value-type="float">
            <text:p><text:s/>29,226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51.17868978834" calcext:value-type="float">
            <text:p><text:s/>6,151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759.1725897422" calcext:value-type="float">
            <text:p><text:s/>85,759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3714.433113333" calcext:value-type="float">
            <text:p><text:s/>853,714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92430.935868889" calcext:value-type="float">
            <text:p><text:s/>392,431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248584.7281" calcext:value-type="float">
            <text:p><text:s/>2,248,585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87568.07843043" calcext:value-type="float">
            <text:p><text:s/>3,387,568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87568.07843043" calcext:value-type="float">
            <text:p><text:s/>3,387,568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046597.04166667" calcext:value-type="float">
            <text:p>( 2,046,597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479861.24" calcext:value-type="float">
            <text:p><text:s/>51,479,861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479861.24" calcext:value-type="float">
            <text:p><text:s/>51,479,861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